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T36" style:parent-style-name="Policepardéfaut" style:family="text">
      <style:text-properties fo:language="en" fo:country="GB"/>
    </style:style>
    <style:style style:name="T3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T5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T55" style:parent-style-name="Policepardéfaut" style:family="text">
      <style:text-properties fo:language="en" fo:country="GB"/>
    </style:style>
    <style:style style:name="T5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T69" style:parent-style-name="Policepardéfaut" style:family="text">
      <style:text-properties fo:language="en" fo:country="GB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T73" style:parent-style-name="Policepardéfaut" style:family="text">
      <style:text-properties fo:language="en" fo:country="GB"/>
    </style:style>
  </office:automatic-styles>
  <office:body>
    <office:text text:use-soft-page-breaks="true">
      <text:p text:style-name="P1"/>
      <text:p text:style-name="P2">SOLUTIONS TRAVAUX PRATIQUES</text:p>
      <text:p text:style-name="Standard"/>
      <text:p text:style-name="P3">Raisonnement pour faire un <text:s/>programme :</text:p>
      <text:p text:style-name="P4"/>
      <text:p text:style-name="P5">1) Faire une analyse du probleme</text:p>
      <text:p text:style-name="P6"/>
      <text:p text:style-name="Standard">Pour calculer la somme suivante : 1+2+3+4 l’analyse donne :</text:p>
      <text:p text:style-name="Standard"/>
      <text:p text:style-name="Standard">somme←0</text:p>
      <text:p text:style-name="Standard">somme←somme+1</text:p>
      <text:p text:style-name="Standard">somme←somme+2</text:p>
      <text:p text:style-name="Standard">somme←somme+3</text:p>
      <text:p text:style-name="Standard">somme←somme+4</text:p>
      <text:p text:style-name="Standard"/>
      <text:p text:style-name="Standard">2) reperer les elements variables pour les transformer en variables</text:p>
      <text:p text:style-name="Standard"/>
      <text:p text:style-name="Standard"/>
      <text:p text:style-name="P7">somme←0</text:p>
      <text:p text:style-name="P8">i&lt;-1</text:p>
      <text:p text:style-name="P9">somme←somme+i</text:p>
      <text:p text:style-name="P10">i&lt;-i+1</text:p>
      <text:p text:style-name="P11">somme←somme+i</text:p>
      <text:p text:style-name="P12">i&lt;-i+1</text:p>
      <text:p text:style-name="P13">somme←somme+i</text:p>
      <text:p text:style-name="P14">i&lt;-i+1</text:p>
      <text:p text:style-name="Standard">somme←somme+i</text:p>
      <text:p text:style-name="P15"/>
      <text:p text:style-name="P16"/>
      <text:p text:style-name="Standard">3) reperer les actions initiales et les actions qui se repetent</text:p>
      <text:p text:style-name="Standard"/>
      <text:p text:style-name="Standard">//Les<text:s/>actions initiales</text:p>
      <text:p text:style-name="Standard">somme←0</text:p>
      <text:p text:style-name="Standard">i←1</text:p>
      <text:p text:style-name="Standard"/>
      <text:p text:style-name="Standard">Les actions qui se repetent</text:p>
      <text:p text:style-name="Standard">somme←somme+i</text:p>
      <text:p text:style-name="Standard">i&lt;-i+1</text:p>
      <text:p text:style-name="P17"/>
      <text:p text:style-name="P18"/>
      <text:p text:style-name="Standard">4) degager la condition de fin pour les actions qui se repetent</text:p>
      <text:p text:style-name="Standard"/>
      <text:p text:style-name="Standard">//Les actions initiales</text:p>
      <text:p text:style-name="Standard">somme←0</text:p>
      <text:p text:style-name="Standard">i←1</text:p>
      <text:p text:style-name="P19">tantque (i&lt;=4)</text:p>
      <text:p text:style-name="P20"><text:s text:c="3"/>somme←somme+i</text:p>
      <text:p text:style-name="P21"><text:s text:c="3"/>i&lt;-i+1</text:p>
      <text:p text:style-name="Standard">fintantque</text:p>
      <text:p text:style-name="Standard"/>
      <text:p text:style-name="Standard">5)<text:s/>Convertir en un langage de programmation par exemple javascript</text:p>
      <text:p text:style-name="P22"/>
      <text:soft-page-break/>
      <text:p text:style-name="P23">somme=0</text:p>
      <text:p text:style-name="P24">i=1</text:p>
      <text:p text:style-name="P25">while (i&lt;=4) {</text:p>
      <text:p text:style-name="P26"><text:s text:c="3"/>somme=somme+i</text:p>
      <text:p text:style-name="Standard"><text:span text:style-name="T27"><text:s text:c="3"/></text:span>i++</text:p>
      <text:p text:style-name="Standard">}</text:p>
      <text:p text:style-name="Standard">console.log(somme)</text:p>
      <text:p text:style-name="P28"/>
      <text:p text:style-name="P29"/>
      <text:p text:style-name="Standard"><text:span text:style-name="T30">1) somme des nombres de 1 a n :<text:s/></text:span>1+2+3+……………….</text:p>
      <text:p text:style-name="P31"/>
      <text:p text:style-name="Standard"/>
      <text:p text:style-name="P32">var somme=0,i=1;</text:p>
      <text:p text:style-name="P33">while (i&lt;=4){</text:p>
      <text:p text:style-name="P34"><text:s text:c="2"/>somme=somme+i</text:p>
      <text:p text:style-name="P35"><text:s text:c="2"/>i=i+1</text:p>
      <text:p text:style-name="Standard"><text:span text:style-name="T36"><text:s text:c="2"/></text:span>console.log(`i: ${i} <text:s/>somme: ${somme}`)</text:p>
      <text:p text:style-name="Standard"><text:s text:c="2"/>console.log("i: "+i+" somme: "+somme)</text:p>
      <text:p text:style-name="Standard">}</text:p>
      <text:p text:style-name="Standard">console.log("resultat: "+somme)</text:p>
      <text:p text:style-name="Standard"/>
      <text:p text:style-name="Standard"/>
      <text:p text:style-name="Standard"><text:span text:style-name="T37">2) produit des nombres de 1 a n :<text:s/></text:span>1*2*3*………………..</text:p>
      <text:p text:style-name="Standard"/>
      <text:p text:style-name="P38">produit=1</text:p>
      <text:p text:style-name="P39">i=1</text:p>
      <text:p text:style-name="P40">while (i&lt;=4){</text:p>
      <text:p text:style-name="P41"><text:tab/>produit=produit*i</text:p>
      <text:p text:style-name="Standard"><text:span text:style-name="T42"><text:tab/></text:span>i=i+1</text:p>
      <text:p text:style-name="Standard">}</text:p>
      <text:p text:style-name="Standard">console.log("le produit est<text:s/>"+produit)</text:p>
      <text:p text:style-name="Standard"/>
      <text:p text:style-name="Standard"><text:span text:style-name="T43">2) Produit des nombres de 1 a n avec la boucle for :<text:s/></text:span>1*2*3*………………..</text:p>
      <text:p text:style-name="Standard"/>
      <text:p text:style-name="P44">produit=1</text:p>
      <text:p text:style-name="P45">for (i=1;i&lt;=4;i++) {</text:p>
      <text:p text:style-name="Standard"><text:span text:style-name="T46"><text:tab/></text:span>produit=produit*i</text:p>
      <text:p text:style-name="Standard">}</text:p>
      <text:p text:style-name="Standard">console.log("le produit est "+produit)</text:p>
      <text:p text:style-name="Standard"/>
      <text:p text:style-name="Standard"><text:span text:style-name="T47">3) Somme des inverses des nombres de 1 a n :<text:s/></text:span>1/2+1/3+1/4+1/5+…………...</text:p>
      <text:p text:style-name="P48">var somme=0,i=1;</text:p>
      <text:p text:style-name="P49">while (i&lt;=4){</text:p>
      <text:p text:style-name="P50"><text:s text:c="3"/>somme=somme+1/i</text:p>
      <text:p text:style-name="P51"><text:s text:c="3"/>i=i+1</text:p>
      <text:p text:style-name="Standard">}</text:p>
      <text:p text:style-name="Standard">console.log("la somme est: "+somme)</text:p>
      <text:p text:style-name="Standard"/>
      <text:p text:style-name="Standard"/>
      <text:p text:style-name="Standard"><text:span text:style-name="T52">3) somme des inverses des nombres de 1 a n avec la boucle for :<text:s/></text:span>1/2+1/3+1/4+1/5+…………...</text:p>
      <text:p text:style-name="P53">var somme=0;</text:p>
      <text:p text:style-name="P54">for (i=1;i&lt;=4;i++){</text:p>
      <text:soft-page-break/>
      <text:p text:style-name="Standard"><text:span text:style-name="T55"><text:s text:c="3"/></text:span>somme=somme+1/i</text:p>
      <text:p text:style-name="Standard">}</text:p>
      <text:p text:style-name="Standard">console.log("la somme est: "+somme)</text:p>
      <text:p text:style-name="Standard">*/</text:p>
      <text:p text:style-name="Standard">/*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6">4) somme des sommes sur produits :<text:s/></text:span>1+(1+2)/(1*2)+(1+2+3)/(1*2*3)+……………...</text:p>
      <text:p text:style-name="Standard"/>
      <text:p text:style-name="Standard">var total=0</text:p>
      <text:p text:style-name="Standard">var somme=0</text:p>
      <text:p text:style-name="Standard">var produit=1</text:p>
      <text:p text:style-name="P57">var i=1</text:p>
      <text:p text:style-name="P58">while (i&lt;=3){ <text:s/></text:p>
      <text:p text:style-name="P59"><text:s text:c="4"/>somme=somme+i <text:s/></text:p>
      <text:p text:style-name="Standard"><text:span text:style-name="T60"><text:s text:c="4"/></text:span>produit=produit*i</text:p>
      <text:p text:style-name="Standard"><text:s text:c="4"/>total=total+somme/produit</text:p>
      <text:p text:style-name="Standard"><text:s text:c="4"/>i=i+1</text:p>
      <text:p text:style-name="Standard"><text:s text:c="4"/>console.log("somme: "+somme+"produit: "+produit)</text:p>
      <text:p text:style-name="Standard">}</text:p>
      <text:p text:style-name="Standard">console.log("resultat "+total)</text:p>
      <text:p text:style-name="Standard"/>
      <text:p text:style-name="Standard"/>
      <text:p text:style-name="P61">6) Determiner les 100 premiers nombres premiers</text:p>
      <text:p text:style-name="Standard">var compteur=0 <text:s text:c="4"/>//compteur de nombre premier</text:p>
      <text:p text:style-name="Standard">var nombre=2 <text:s text:c="8"/>//le premier nombre a tester</text:p>
      <text:p text:style-name="P62">var<text:s/>listePremiers=new Array()</text:p>
      <text:p text:style-name="P63">while (compteur&lt;=100){</text:p>
      <text:p text:style-name="P64"><text:s text:c="3"/>var premier=true</text:p>
      <text:p text:style-name="P65"><text:s text:c="3"/>var i=2</text:p>
      <text:p text:style-name="P66"><text:s text:c="2"/>while (i&lt;nombre){</text:p>
      <text:p text:style-name="P67"><text:s text:c="4"/>if (nombre%i==0) premier=false</text:p>
      <text:p text:style-name="P68"><text:s text:c="4"/>i++</text:p>
      <text:p text:style-name="Standard"><text:span text:style-name="T69"><text:s text:c="2"/></text:span>}</text:p>
      <text:p text:style-name="Standard"><text:s/>if (premier) {</text:p>
      <text:p text:style-name="Standard"><text:tab/>listePremiers[compteur]=nombre</text:p>
      <text:p text:style-name="Standard"><text:tab/>compteur++</text:p>
      <text:p text:style-name="Standard"><text:s/>}</text:p>
      <text:p text:style-name="Standard"><text:s/>nombre++</text:p>
      <text:p text:style-name="Standard">}</text:p>
      <text:p text:style-name="Standard">console.log(listePremiers)</text:p>
      <text:p text:style-name="Standard"/>
      <text:p text:style-name="Standard"/>
      <text:p text:style-name="P70">7)<text:s/>Determiner le nombre de caracteres dans une phrase termine par un point differents de l’espace et du point.</text:p>
      <text:p text:style-name="Standard">var phrase="je vais au marche."</text:p>
      <text:p text:style-name="Standard">var i=0 //indice du caractere</text:p>
      <text:p text:style-name="Standard">var compteur=0 //compteur nbre caract</text:p>
      <text:p text:style-name="P71">while (phrase[i]!="."){</text:p>
      <text:soft-page-break/>
      <text:p text:style-name="P72"><text:s text:c="3"/>console.log(phrase[i])</text:p>
      <text:p text:style-name="Standard"><text:span text:style-name="T73"><text:s text:c="3"/>if (phrase[i] !="."<text:s/></text:span>&amp;&amp; phrase[i] !=" ") compteur++</text:p>
      <text:p text:style-name="Standard"><text:s text:c="3"/>i++</text:p>
      <text:p text:style-name="Standard">}</text:p>
      <text:p text:style-name="Standard">console.log("nbre car: "+compteu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hra Bounouara</meta:initial-creator>
    <dc:creator>Sahra Bounouara</dc:creator>
    <meta:creation-date>2020-10-28T08:43:00Z</meta:creation-date>
    <dc:date>2020-10-28T08:43:00Z</dc:date>
    <meta:template xlink:href="Normal.dotm" xlink:type="simple"/>
    <meta:editing-cycles>2</meta:editing-cycles>
    <meta:editing-duration>PT0S</meta:editing-duration>
    <meta:document-statistic meta:page-count="4" meta:paragraph-count="5" meta:word-count="430" meta:character-count="2794" meta:row-count="19" meta:non-whitespace-character-count="2369"/>
  </office:meta>
</office:document-meta>
</file>